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order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me_data" table:style-name="ta1">
        <table:table-column table:style-name="co1" table:default-cell-style-name="ce4"/>
        <table:table-column table:style-name="co1" table:number-columns-repeated="4" table:default-cell-style-name="ce6"/>
        <table:table-row table:style-name="ro1">
          <table:table-cell table:style-name="ce2" office:value-type="string" calcext:value-type="string" table:number-columns-spanned="5" table:number-rows-spanned="1">
            <text:p>PBE</text:p>
          </table:table-cell>
          <table:covered-table-cell table:number-columns-repeated="4" table:style-name="Default"/>
        </table:table-row>
        <table:table-row table:style-name="ro1">
          <table:table-cell table:style-name="ce18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elst</text:p>
          </table:table-cell>
          <table:table-cell office:value-type="float" office:value="-32.0090556" calcext:value-type="float">
            <text:p>-32.01</text:p>
          </table:table-cell>
          <table:table-cell office:value-type="float" office:value="-31.8391707" calcext:value-type="float">
            <text:p>-31.84</text:p>
          </table:table-cell>
          <table:table-cell office:value-type="float" office:value="-31.8604821" calcext:value-type="float">
            <text:p>-31.86</text:p>
          </table:table-cell>
          <table:table-cell table:formula="of:=extrapol_beta([.C3];[.D3];4)" office:value-type="float" office:value="-31.8760336621622" calcext:value-type="float">
            <text:p>-31.88</text:p>
          </table:table-cell>
        </table:table-row>
        <table:table-row table:style-name="ro1">
          <table:table-cell office:value-type="string" calcext:value-type="string">
            <text:p>exch</text:p>
          </table:table-cell>
          <table:table-cell office:value-type="float" office:value="77.8450813" calcext:value-type="float">
            <text:p>77.85</text:p>
          </table:table-cell>
          <table:table-cell office:value-type="float" office:value="78.3215974" calcext:value-type="float">
            <text:p>78.32</text:p>
          </table:table-cell>
          <table:table-cell office:value-type="float" office:value="78.3355831" calcext:value-type="float">
            <text:p>78.34</text:p>
          </table:table-cell>
          <table:table-cell table:formula="of:=extrapol_beta([.C4];[.D4];4)" office:value-type="float" office:value="78.3457888810811" calcext:value-type="float">
            <text:p>78.35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-42.6432229" calcext:value-type="float">
            <text:p>-42.64</text:p>
          </table:table-cell>
          <table:table-cell office:value-type="float" office:value="-46.2579831" calcext:value-type="float">
            <text:p>-46.26</text:p>
          </table:table-cell>
          <table:table-cell office:value-type="float" office:value="-46.4940947563817" calcext:value-type="float">
            <text:p>-46.49</text:p>
          </table:table-cell>
          <table:table-cell table:formula="of:=extrapol_beta([.C5];[.D5];4)" office:value-type="float" office:value="-46.6663924515792" calcext:value-type="float">
            <text:p>-46.67</text:p>
          </table:table-cell>
        </table:table-row>
        <table:table-row table:style-name="ro1">
          <table:table-cell office:value-type="string" calcext:value-type="string">
            <text:p>exind</text:p>
          </table:table-cell>
          <table:table-cell office:value-type="float" office:value="42.1823525" calcext:value-type="float">
            <text:p>42.18</text:p>
          </table:table-cell>
          <table:table-cell office:value-type="float" office:value="45.8754756" calcext:value-type="float">
            <text:p>45.88</text:p>
          </table:table-cell>
          <table:table-cell office:value-type="float" office:value="46.128354583413" calcext:value-type="float">
            <text:p>46.13</text:p>
          </table:table-cell>
          <table:table-cell table:formula="of:=extrapol_beta([.C6];[.D6];4)" office:value-type="float" office:value="46.3128878956333" calcext:value-type="float">
            <text:p>46.31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-69.2546799" calcext:value-type="float">
            <text:p>-69.25</text:p>
          </table:table-cell>
          <table:table-cell office:value-type="float" office:value="-81.9124777" calcext:value-type="float">
            <text:p>-81.91</text:p>
          </table:table-cell>
          <table:table-cell office:value-type="float" office:value="-85.911867" calcext:value-type="float">
            <text:p>-85.91</text:p>
          </table:table-cell>
          <table:table-cell table:formula="of:=extrapol_beta([.C7];[.D7];4)" office:value-type="float" office:value="-88.830340272973" calcext:value-type="float">
            <text:p>-88.83</text:p>
          </table:table-cell>
        </table:table-row>
        <table:table-row table:style-name="ro1">
          <table:table-cell office:value-type="string" calcext:value-type="string">
            <text:p>exdisp</text:p>
          </table:table-cell>
          <table:table-cell office:value-type="float" office:value="12.2041619" calcext:value-type="float">
            <text:p>12.20</text:p>
          </table:table-cell>
          <table:table-cell office:value-type="float" office:value="13.6177869" calcext:value-type="float">
            <text:p>13.62</text:p>
          </table:table-cell>
          <table:table-cell office:value-type="float" office:value="14.2185874" calcext:value-type="float">
            <text:p>14.22</text:p>
          </table:table-cell>
          <table:table-cell table:formula="of:=extrapol_beta([.C8];[.D8];4)" office:value-type="float" office:value="14.6570093864865" calcext:value-type="float">
            <text:p>14.66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PBE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lst</text:p>
          </table:table-cell>
          <table:table-cell office:value-type="float" office:value="-31.718842" calcext:value-type="float">
            <text:p>-31.72</text:p>
          </table:table-cell>
          <table:table-cell office:value-type="float" office:value="-31.136125" calcext:value-type="float">
            <text:p>-31.14</text:p>
          </table:table-cell>
          <table:table-cell office:value-type="float" office:value="-31.117669" calcext:value-type="float">
            <text:p>-31.12</text:p>
          </table:table-cell>
          <table:table-cell table:formula="of:=extrapol_beta([.C10];[.D10];4)" office:value-type="float" office:value="-31.1042011081081" calcext:value-type="float">
            <text:p>-31.10</text:p>
          </table:table-cell>
        </table:table-row>
        <table:table-row table:style-name="ro1">
          <table:table-cell office:value-type="string" calcext:value-type="string">
            <text:p>exch</text:p>
          </table:table-cell>
          <table:table-cell office:value-type="float" office:value="75.187628" calcext:value-type="float">
            <text:p>75.19</text:p>
          </table:table-cell>
          <table:table-cell office:value-type="float" office:value="75.353299" calcext:value-type="float">
            <text:p>75.35</text:p>
          </table:table-cell>
          <table:table-cell office:value-type="float" office:value="75.313789" calcext:value-type="float">
            <text:p>75.31</text:p>
          </table:table-cell>
          <table:table-cell table:formula="of:=extrapol_beta([.C11];[.D11];4)" office:value-type="float" office:value="75.2849573783784" calcext:value-type="float">
            <text:p>75.28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H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lstz</text:p>
          </table:table-cell>
          <table:table-cell office:value-type="float" office:value="-35.795559" calcext:value-type="float">
            <text:p>-35.80</text:p>
          </table:table-cell>
          <table:table-cell office:value-type="float" office:value="-35.197572" calcext:value-type="float">
            <text:p>-35.20</text:p>
          </table:table-cell>
          <table:table-cell office:value-type="float" office:value="-35.414952" calcext:value-type="float">
            <text:p>-35.41</text:p>
          </table:table-cell>
          <table:table-cell table:formula="of:=extrapol_beta([.C13];[.D13];4)" office:value-type="float" office:value="-35.5735806486486" calcext:value-type="float">
            <text:p>-35.57</text:p>
          </table:table-cell>
        </table:table-row>
        <table:table-row table:style-name="ro1">
          <table:table-cell office:value-type="string" calcext:value-type="string">
            <text:p>exchz</text:p>
          </table:table-cell>
          <table:table-cell office:value-type="float" office:value="79.646876" calcext:value-type="float">
            <text:p>79.65</text:p>
          </table:table-cell>
          <table:table-cell office:value-type="float" office:value="80.43878" calcext:value-type="float">
            <text:p>80.44</text:p>
          </table:table-cell>
          <table:table-cell office:value-type="float" office:value="80.290354" calcext:value-type="float">
            <text:p>80.29</text:p>
          </table:table-cell>
          <table:table-cell table:formula="of:=extrapol_beta([.C14];[.D14];4)" office:value-type="float" office:value="80.1820431351351" calcext:value-type="float">
            <text:p>80.18</text:p>
          </table:table-cell>
        </table:table-row>
        <table:table-row table:style-name="ro1">
          <table:table-cell office:value-type="string" calcext:value-type="string">
            <text:p>indzr</text:p>
          </table:table-cell>
          <table:table-cell office:value-type="float" office:value="-40.168081" calcext:value-type="float">
            <text:p>-40.17</text:p>
          </table:table-cell>
          <table:table-cell office:value-type="float" office:value="-42.82788" calcext:value-type="float">
            <text:p>-42.83</text:p>
          </table:table-cell>
          <table:table-cell table:style-name="ce7"/>
          <table:table-cell table:formula="of:=extrapol_beta([.B15];[.C15];3)" office:value-type="float" office:value="-43.9477953684211" calcext:value-type="float">
            <text:p>-43.95</text:p>
          </table:table-cell>
        </table:table-row>
        <table:table-row table:style-name="ro1">
          <table:table-cell office:value-type="string" calcext:value-type="string">
            <text:p>exindzr</text:p>
          </table:table-cell>
          <table:table-cell office:value-type="float" office:value="38.664456" calcext:value-type="float">
            <text:p>38.66</text:p>
          </table:table-cell>
          <table:table-cell table:style-name="ce7" office:value-type="float" office:value="41.450088" calcext:value-type="float">
            <text:p>41.45</text:p>
          </table:table-cell>
          <table:table-cell/>
          <table:table-cell table:formula="of:=extrapol_beta([.B16];[.C16];3)" office:value-type="float" office:value="42.6229856842105" calcext:value-type="float">
            <text:p>42.62</text:p>
          </table:table-cell>
        </table:table-row>
        <table:table-row table:style-name="ro1">
          <table:table-cell office:value-type="string" calcext:value-type="string">
            <text:p>$E_{\rm int}^{\rm HF}$</text:p>
          </table:table-cell>
          <table:table-cell office:value-type="float" office:value="34.913606" calcext:value-type="float">
            <text:p>34.91</text:p>
          </table:table-cell>
          <table:table-cell office:value-type="float" office:value="36.875206" calcext:value-type="float">
            <text:p>36.88</text:p>
          </table:table-cell>
          <table:table-cell office:value-type="float" office:value="37.067729" calcext:value-type="float">
            <text:p>37.07</text:p>
          </table:table-cell>
          <table:table-cell table:formula="of:=extrapol_alpha([.C17];[.D17];4)" office:value-type="float" office:value="37.1146414944605" calcext:value-type="float">
            <text:p>37.11</text:p>
          </table:table-cell>
        </table:table-row>
        <table:table-row table:style-name="ro1">
          <table:table-cell office:value-type="string" calcext:value-type="string">
            <text:p>deltahfr</text:p>
          </table:table-cell>
          <table:table-cell table:formula="of:=[.B17]-SUM([.B13:.B16])" office:value-type="float" office:value="-7.43408600000001" calcext:value-type="float">
            <text:p>-7.43</text:p>
          </table:table-cell>
          <table:table-cell table:formula="of:=[.C17]-SUM([.C13:.C16])" office:value-type="float" office:value="-6.98821" calcext:value-type="float">
            <text:p>-6.99</text:p>
          </table:table-cell>
          <table:table-cell/>
          <table:table-cell table:formula="of:=[.E17]-SUM([.E13:.E16])" office:value-type="float" office:value="-6.16901130781542" calcext:value-type="float">
            <text:p>-6.17</text:p>
          </table:table-cell>
        </table:table-row>
      </table:table>
      <table:table table:name="random_table_1" table:style-name="ta1">
        <table:table-column table:style-name="co1" table:default-cell-style-name="ce13"/>
        <table:table-column table:style-name="co1" table:number-columns-repeated="2" table:default-cell-style-name="ce16"/>
        <table:table-row table:style-name="ro1">
          <table:table-cell office:value-type="string" calcext:value-type="string" table:number-columns-spanned="2" table:number-rows-spanned="1">
            <text:p>Hell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this</text:p>
          </table:table-cell>
          <table:table-cell table:style-name="ce13" office:value-type="string" calcext:value-type="string" table:number-columns-spanned="2" table:number-rows-spanned="1">
            <text:p>is another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3" table:number-rows-spanned="1">
            <text:p>table</text:p>
          </table:table-cell>
          <table:covered-table-cell table:number-columns-repeated="2"/>
        </table:table-row>
      </table:table>
      <table:table table:name="some_names" table:style-name="ta1">
        <table:table-column table:style-name="co1" table:number-columns-repeated="2" table:default-cell-style-name="Default"/>
        <table:table-row table:style-name="ro1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Javier G.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manuel C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vier C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nco V.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ejandro B.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1:03:23.537396402</meta:creation-date>
    <meta:generator>LibreOffice/7.3.4.2$Linux_X86_64 LibreOffice_project/30$Build-2</meta:generator>
    <dc:date>2022-07-27T10:26:52.790864630</dc:date>
    <meta:editing-duration>PT13H25M13S</meta:editing-duration>
    <meta:editing-cycles>25</meta:editing-cycles>
    <meta:document-statistic meta:table-count="3" meta:cell-count="90" meta:object-count="0"/>
  </office:meta>
</office:document-meta>
</file>